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Normal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1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en" fo:country="AE"/>
    </style:style>
    <style:style style:name="T14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15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16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17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18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19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20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AE"/>
    </style:style>
    <style:style style:name="T21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P22" style:parent-style-name="Normal" style:family="paragraph">
      <style:text-properties style:font-name="Times New Roman" style:font-name-complex="Times New Roman" fo:font-size="14pt" style:font-size-asian="14pt" style:font-size-complex="14pt" fo:language="en" fo:country="AE"/>
    </style:style>
    <style:style style:name="T23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24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en" fo:country="AE"/>
    </style:style>
    <style:style style:name="T25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26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27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28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29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31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3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41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42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43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44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45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46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47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48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P49" style:parent-style-name="Normal" style:family="paragraph">
      <style:paragraph-properties fo:margin-top="0.1666in"/>
    </style:style>
    <style:style style:name="T50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51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52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en" fo:country="AE"/>
    </style:style>
    <style:style style:name="T53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54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55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56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57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T58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AE"/>
    </style:style>
    <style:style style:name="T59" style:parent-style-name="Policepardéfaut" style:family="text">
      <style:text-properties style:font-name="Times New Roman" style:font-name-complex="Times New Roman" fo:font-size="14pt" style:font-size-asian="14pt" style:font-size-complex="14pt" fo:language="en" fo:country="AE"/>
    </style:style>
    <style:style style:name="P60" style:parent-style-name="Normal" style:family="paragraph">
      <style:text-properties style:font-name="Times New Roman" style:font-name-complex="Times New Roman" fo:font-size="14pt" style:font-size-asian="14pt" style:font-size-complex="14pt" fo:language="en" fo:country="AE"/>
    </style:style>
    <style:style style:name="T6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6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Normal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paragraph-properties fo:text-align="center"/>
      <style:text-properties style:font-name="Times New Roman" style:font-name-complex="Times New Roman" fo:font-size="20pt" style:font-size-asian="20pt" style:font-size-complex="20pt"/>
    </style:style>
    <style:style style:name="P7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9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Policepardéfaut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MLDR</text:p>
      <text:p text:style-name="P2"/>
      <text:p text:style-name="P3">Reservation_Vol:<text:s/></text:p>
      <text:p text:style-name="Normal"><text:span text:style-name="T4">(<text:s/></text:span><text:span text:style-name="T5">FlightID</text:span><text:span text:style-name="T6">, Lieu_départ, Date_départ, Date_arrivée, Nombre_passagers, Lieu_arrivée</text:span><text:span text:style-name="T7">,</text:span><text:span text:style-name="T8">user_id</text:span><text:span text:style-name="T9">)</text:span></text:p>
      <text:p text:style-name="P10">Reserrvation_Hôtel:</text:p>
      <text:p text:style-name="Normal"><text:span text:style-name="T11">(</text:span><text:span text:style-name="T12"><text:s text:c="2"/></text:span><text:span text:style-name="T13">Hotel_id</text:span><text:span text:style-name="T14">,</text:span><text:span text:style-name="T15">hname</text:span><text:span text:style-name="T16">,</text:span><text:span text:style-name="T17">date_De</text:span><text:span text:style-name="T18">but,Date_fin,user_id,personnes,number_de_chambre</text:span><text:span text:style-name="T19">,</text:span></text:p>
      <text:p text:style-name="Normal"><text:span text:style-name="T20">user_id</text:span><text:span text:style-name="T21">)</text:span></text:p>
      <text:p text:style-name="P22">Hotel:</text:p>
      <text:p text:style-name="Normal"><text:span text:style-name="T23">(</text:span><text:span text:style-name="T24">id_hot</text:span><text:span text:style-name="T25">,Description, name_hotel</text:span><text:span text:style-name="T26">,</text:span><text:span text:style-name="T27">pays,</text:span><text:span text:style-name="T28"><text:s/></text:span><text:span text:style-name="T29">Image</text:span><text:span text:style-name="T30">,<text:s/></text:span><text:span text:style-name="T31">read_more_Url</text:span><text:span text:style-name="T32">)</text:span></text:p>
      <text:p text:style-name="P33">user:</text:p>
      <text:p text:style-name="Normal"><text:span text:style-name="T34">(</text:span><text:span text:style-name="T35"><text:s text:c="2"/></text:span><text:span text:style-name="T36">user_id</text:span><text:span text:style-name="T37"><text:s/>(Primary key, Nom, Prénom,<text:s/></text:span><text:span text:style-name="T38">Téléphone, Adresse,password</text:span><text:span text:style-name="T39">, Ville, Pays, Email, Code_postal)</text:span></text:p>
      <text:p text:style-name="Normal"><text:span text:style-name="T40">Administrateur: (</text:span><text:span text:style-name="T41">admin_id</text:span><text:span text:style-name="T42"><text:s/>(Primary key)</text:span><text:span text:style-name="T43"><text:s/>,<text:s/></text:span><text:span text:style-name="T44">Nom</text:span><text:span text:style-name="T45">,<text:s/></text:span><text:span text:style-name="T46">password</text:span><text:span text:style-name="T47">,<text:s/></text:span><text:span text:style-name="T48">Email)</text:span></text:p>
      <text:p text:style-name="P49"><text:span text:style-name="T50">Voyage_organisé: (</text:span><text:span text:style-name="T51"><text:s text:c="2"/></text:span><text:span text:style-name="T52">ID_voyage</text:span><text:span text:style-name="T53"><text:s/>(Primary k</text:span><text:span text:style-name="T54">ey)</text:span><text:span text:style-name="T55"><text:s/></text:span><text:span text:style-name="T56">Destination,date_de</text:span><text:span text:style-name="T57">but,date_fin,</text:span><text:span text:style-name="T58">user_id</text:span><text:span text:style-name="T59">)</text:span></text:p>
      <text:p text:style-name="P60">Vol:</text:p>
      <text:p text:style-name="Normal"><text:span text:style-name="T61">(</text:span><text:span text:style-name="T62">vol_id,</text:span><text:span text:style-name="T63">nom</text:span><text:span text:style-name="T64">_flight,lieu_depart_vol,lieu</text:span><text:span text:style-name="T65">_arrive_vol,heure_depart_vol,</text:span></text:p>
      <text:p text:style-name="P66">heure_arrive_vol)</text:p>
      <text:p text:style-name="P67"/>
      <text:p text:style-name="P68">G : Clés primaire</text:p>
      <text:p text:style-name="P69">G : Clés étrangères</text:p>
      <text:p text:style-name="P70">Règles de gestion:</text:p>
      <text:p text:style-name="P71"/>
      <text:p text:style-name="P72">Recherche de vols:(</text:p>
      <text:p text:style-name="P73">Un utilisateur peut rechercher des vols en spécifiant le lieu de départ, le lieu d'arrivée, la date de départ et le nombre de passagers.)</text:p>
      <text:p text:style-name="P74">Recherche d'hôtels:(</text:p>
      <text:p text:style-name="P75">Un utilisateur peut rechercher des hôtels en<text:s/>spécifiant la destination.)</text:p>
      <text:p text:style-name="P76">Réservation de vol: (</text:p>
      <text:p text:style-name="P77">Un utilisateur peut réserver un vol en sélectionnant les vols souhaités et en fournissant les informations de paiement et de contact.)</text:p>
      <text:p text:style-name="P78">Réservation d'hôtel: (</text:p>
      <text:p text:style-name="P79">Un utilisateur peut réserver un hôtel en sélectionnant les hôtels souhaités et en fournissant les informations de paiement et de contact.)</text:p>
      <text:p text:style-name="P80">Gestion des vols: (</text:p>
      <text:p text:style-name="P81">Un administrateur peut gérer les vols, y compris l'ajout, la modification et la suppression.)</text:p>
      <text:p text:style-name="P82">Gestion des hôtels: (</text:p>
      <text:p text:style-name="P83">Un administrateur peut gérer<text:s/>les hôtels, y compris l'ajout, la modification et la suppression.)</text:p>
      <text:p text:style-name="P84">Gestion des réservations: (</text:p>
      <text:p text:style-name="P85">Un administrateur peut consulter et gérer les réservations de vols et d'hôtels.)</text:p>
      <text:p text:style-name="P86">Consultation des réservations: (</text:p>
      <text:p text:style-name="P87">Un utilisateur peut consulter ses réservations<text:s/>de vols et d'hôtels.)</text:p>
      <text:p text:style-name="P88">Annulation de réservation: (</text:p>
      <text:p text:style-name="P89">Un utilisateur peut annuler une réservation de vol ou d'hôtel avant la date de début de la réservation.)</text:p>
      <text:p text:style-name="P90">Modification des informations de l'utilisateur: (</text:p>
      <text:p text:style-name="P91">Un utilisateur peut modifier ses informations de contact et de paiement.)</text:p>
      <text:p text:style-name="P92">Gestion des comptes d'utilisateurs: (</text:p>
      <text:p text:style-name="P93">Un administrateur peut gérer les comptes d'utilisateurs, y compris l'ajout, la modification et la suppression.)</text:p>
      <text:p text:style-name="P94">Statistiques de réservation: (</text:p>
      <text:p text:style-name="Normal"><text:span text:style-name="T95">Un administrateur peut consulter les statistiques d</text:span><text:span text:style-name="T96">e réservation, telles que le nombre total de réservations, le chiffre d'affaires et les tendances de réservations.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mb-2" style:display-name="mb-2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ient</meta:initial-creator>
    <dc:creator>Client</dc:creator>
    <meta:creation-date>2024-01-14T10:32:00Z</meta:creation-date>
    <dc:date>2024-01-17T03:08:00Z</dc:date>
    <meta:print-date>2024-01-15T08:34:00Z</meta:print-date>
    <meta:template xlink:href="Normal" xlink:type="simple"/>
    <meta:editing-cycles>8</meta:editing-cycles>
    <meta:editing-duration>PT2340S</meta:editing-duration>
    <meta:document-statistic meta:page-count="1" meta:paragraph-count="4" meta:word-count="355" meta:character-count="2309" meta:row-count="16" meta:non-whitespace-character-count="1958"/>
  </office:meta>
</office:document-meta>
</file>